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style:style>
    <style:style style:name="P3" style:parent-style-name="Standard" style:family="paragraph">
      <style:paragraph-properties fo:line-height="115%"/>
    </style:style>
    <style:style style:name="T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 style:parent-style-name="Standard" style:family="paragraph">
      <style:paragraph-properties fo:text-align="justify" fo:margin-top="0.0395in" fo:margin-bottom="0.0395in" fo:line-height="150%"/>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P10" style:parent-style-name="Standard" style:family="paragraph">
      <style:paragraph-properties fo:text-align="justify" fo:margin-top="0.0395in" fo:margin-bottom="0.0395in" fo:line-height="115%"/>
    </style:style>
    <style:style style:name="T11" style:parent-style-name="DefaultParagraphFont" style:family="text">
      <style:text-properties style:font-name="Times New Roman" fo:font-weight="bold" style:font-weight-asian="bold" style:font-weight-complex="bold" fo:font-size="14pt" style:font-size-asian="14pt" style:font-size-complex="14pt"/>
    </style:style>
    <style:style style:name="P12" style:parent-style-name="Standard" style:family="paragraph">
      <style:paragraph-properties fo:text-align="justify" fo:margin-top="0.0395in" fo:margin-bottom="0.0395in" fo:line-height="150%"/>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P19" style:parent-style-name="Standard" style:family="paragraph">
      <style:paragraph-properties fo:text-align="justify" fo:margin-top="0.0395in" fo:margin-bottom="0.0395in" fo:line-height="115%"/>
    </style:style>
    <style:style style:name="T20" style:parent-style-name="DefaultParagraphFont" style:family="text">
      <style:text-properties style:font-name="Times New Roman" style:font-name-complex="Times New Roman" fo:font-weight="bold" style:font-weight-asian="bold" style:font-weight-complex="bold"/>
    </style:style>
    <style:style style:name="P21" style:parent-style-name="Standard" style:family="paragraph">
      <style:paragraph-properties fo:text-align="justify" fo:margin-top="0.0395in" fo:margin-bottom="0.0395in" fo:line-height="115%"/>
    </style:style>
    <style:style style:name="T22" style:parent-style-name="DefaultParagraphFont" style:family="text">
      <style:text-properties style:font-name="Times New Roman"/>
    </style:style>
    <style:style style:name="P23" style:parent-style-name="Standard" style:family="paragraph">
      <style:paragraph-properties fo:text-align="justify" fo:margin-top="0.0395in" fo:margin-bottom="0.0395in" fo:line-height="115%"/>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style:style style:name="P26" style:parent-style-name="Standard" style:family="paragraph">
      <style:paragraph-properties fo:text-align="justify" fo:margin-top="0.0395in" fo:margin-bottom="0.0395in" fo:line-height="115%"/>
      <style:text-properties style:font-name="Times New Roman" fo:font-weight="bold" style:font-weight-asian="bold" style:font-weight-complex="bold" fo:font-size="14pt" style:font-size-asian="14pt" style:font-size-complex="14pt"/>
    </style:style>
    <style:style style:name="P27" style:parent-style-name="Standard" style:family="paragraph">
      <style:paragraph-properties fo:text-align="justify" fo:margin-top="0.0395in" fo:margin-bottom="0.0395in" fo:line-height="115%"/>
    </style:style>
    <style:style style:name="T28" style:parent-style-name="DefaultParagraphFont" style:family="text">
      <style:text-properties style:font-name="Times New Roman" fo:font-weight="bold" style:font-weight-asian="bold" style:font-weight-complex="bold" fo:font-size="14pt" style:font-size-asian="14pt" style:font-size-complex="14pt"/>
    </style:style>
    <style:style style:name="P29" style:parent-style-name="Standard" style:family="paragraph">
      <style:paragraph-properties fo:text-align="justify" fo:line-height="150%"/>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P35" style:parent-style-name="Standard" style:family="paragraph">
      <style:paragraph-properties fo:text-align="justify" fo:margin-top="0.0395in" fo:margin-bottom="0.0395in" fo:line-height="115%"/>
    </style:style>
    <style:style style:name="T36" style:parent-style-name="DefaultParagraphFont" style:family="text">
      <style:text-properties style:font-name="Times New Roman" fo:font-weight="bold" style:font-weight-asian="bold" style:font-weight-complex="bold"/>
    </style:style>
    <style:style style:name="P37" style:parent-style-name="Standard" style:family="paragraph">
      <style:paragraph-properties fo:text-align="justify" fo:margin-top="0.0395in" fo:margin-bottom="0.0395in" fo:line-height="115%"/>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P40" style:parent-style-name="Standard" style:family="paragraph">
      <style:paragraph-properties fo:text-align="justify" fo:margin-top="0.0395in" fo:margin-bottom="0.0395in" fo:line-height="115%"/>
    </style:style>
    <style:style style:name="T41" style:parent-style-name="DefaultParagraphFont" style:family="text">
      <style:text-properties style:font-name="Times New Roman" style:font-name-complex="Times New Roman"/>
    </style:style>
    <style:style style:name="P42" style:parent-style-name="Standard" style:family="paragraph">
      <style:paragraph-properties fo:text-align="justify" fo:line-height="150%"/>
      <style:text-properties style:font-name="Times New Roman" style:font-name-complex="Times New Roman" fo:font-weight="bold" style:font-weight-asian="bold"/>
    </style:style>
    <style:style style:name="P43" style:parent-style-name="Standard" style:family="paragraph">
      <style:paragraph-properties fo:text-align="justify" fo:line-height="150%"/>
    </style:style>
    <style:style style:name="T44" style:parent-style-name="DefaultParagraphFont" style:family="text">
      <style:text-properties style:font-name="Times New Roman" style:font-name-complex="Times New Roman" fo:font-weight="bold" style:font-weight-asian="bold"/>
    </style:style>
    <style:style style:name="P45" style:parent-style-name="BodyTextIndent" style:family="paragraph">
      <style:paragraph-properties fo:text-align="justify" fo:margin-top="0.1666in" fo:margin-bottom="0.1388in" fo:line-height="150%" fo:margin-left="0in">
        <style:tab-stops/>
      </style:paragraph-properties>
      <style:text-properties fo:font-weight="bold" style:font-weight-asian="bold"/>
    </style:style>
    <style:style style:name="P46" style:parent-style-name="Heading1" style:family="paragraph">
      <style:paragraph-properties fo:keep-together="auto" fo:text-align="justify" fo:margin-top="0.1666in" fo:margin-bottom="0.1388in" fo:line-height="150%"/>
      <style:text-properties style:font-name="Times New Roman" fo:font-weight="normal" style:font-weight-asian="normal" style:use-window-font-color="true" fo:font-size="12pt" style:font-size-asian="12pt" style:font-size-complex="12pt"/>
    </style:style>
    <style:style style:name="P47" style:parent-style-name="ListParagraph" style:family="paragraph">
      <style:paragraph-properties fo:text-align="justify" style:vertical-align="auto" fo:margin-top="0.1666in" fo:margin-bottom="0.1388in" fo:line-height="150%"/>
      <style:text-properties style:font-name="Times New Roman" style:font-name-complex="Times New Roman"/>
    </style:style>
    <style:style style:name="P48" style:parent-style-name="ListParagraph" style:family="paragraph">
      <style:paragraph-properties fo:text-align="justify" style:vertical-align="auto" fo:margin-top="0.1666in" fo:margin-bottom="0.1388in" fo:line-height="150%"/>
      <style:text-properties style:font-name="Times New Roman" style:font-name-complex="Times New Roman"/>
    </style:style>
    <style:style style:name="P49" style:parent-style-name="ListParagraph" style:family="paragraph">
      <style:paragraph-properties fo:text-align="justify" style:vertical-align="auto" fo:margin-top="0.1666in" fo:margin-bottom="0.1388in" fo:line-height="150%"/>
      <style:text-properties style:font-name="Times New Roman" style:font-name-complex="Times New Roman"/>
    </style:style>
    <style:style style:name="P50" style:parent-style-name="BodyTextIndent" style:family="paragraph">
      <style:paragraph-properties fo:text-align="justify" fo:margin-top="0.1666in" fo:margin-bottom="0.1388in" fo:line-height="150%" fo:margin-left="0in">
        <style:tab-stops/>
      </style:paragraph-properties>
      <style:text-properties fo:font-weight="bold" style:font-weight-asian="bold"/>
    </style:style>
    <style:style style:name="P51" style:parent-style-name="ListParagraph" style:family="paragraph">
      <style:paragraph-properties fo:text-align="justify" style:vertical-align="auto" fo:margin-top="0.1666in" fo:margin-bottom="0.1388in" fo:line-height="150%"/>
      <style:text-properties style:font-name="Times New Roman" style:font-name-complex="Times New Roman"/>
    </style:style>
    <style:style style:name="P52" style:parent-style-name="ListParagraph" style:family="paragraph">
      <style:paragraph-properties fo:text-align="justify" style:vertical-align="auto" fo:margin-top="0.1666in" fo:margin-bottom="0.1388in" fo:line-height="150%"/>
      <style:text-properties style:font-name="Times New Roman" style:font-name-complex="Times New Roman"/>
    </style:style>
    <style:style style:name="P53" style:parent-style-name="Textbodyindent" style:family="paragraph">
      <style:paragraph-properties fo:text-align="justify" fo:margin-top="0.1666in" fo:margin-bottom="0.1388in" fo:line-height="150%" fo:margin-left="0in">
        <style:tab-stops/>
      </style:paragraph-properties>
      <style:text-properties fo:font-weight="bold" style:font-weight-asian="bold"/>
    </style:style>
    <style:style style:name="P54" style:parent-style-name="Textbodyindent" style:family="paragraph">
      <style:paragraph-properties fo:text-align="justify" fo:margin-top="0.1666in" fo:margin-bottom="0.1388in" fo:line-height="150%"/>
      <style:text-properties fo:font-weight="bold" style:font-weight-asian="bold"/>
    </style:style>
    <style:style style:name="P55" style:parent-style-name="Textbodyindent" style:family="paragraph">
      <style:paragraph-properties fo:text-align="justify" fo:margin-top="0.1666in" fo:margin-bottom="0.1388in" fo:line-height="150%"/>
    </style:style>
    <style:style style:name="P56" style:parent-style-name="Textbodyindent" style:family="paragraph">
      <style:paragraph-properties fo:text-align="justify" fo:margin-top="0.1666in" fo:margin-bottom="0.1388in" fo:line-height="150%"/>
    </style:style>
    <style:style style:name="P57" style:parent-style-name="Textbodyindent" style:family="paragraph">
      <style:paragraph-properties fo:text-align="justify" fo:margin-top="0.1666in" fo:margin-bottom="0.1388in" fo:line-height="150%"/>
    </style:style>
    <style:style style:name="P58" style:parent-style-name="Textbodyindent" style:family="paragraph">
      <style:paragraph-properties fo:text-align="justify" fo:margin-top="0.1666in" fo:margin-bottom="0.1388in" fo:line-height="150%"/>
      <style:text-properties fo:font-weight="bold" style:font-weight-asian="bold"/>
    </style:style>
    <style:style style:name="P59" style:parent-style-name="Textbodyindent" style:family="paragraph">
      <style:paragraph-properties fo:text-align="justify" fo:margin-top="0.1666in" fo:margin-bottom="0.1388in" fo:line-height="150%"/>
    </style:style>
    <style:style style:name="P60" style:parent-style-name="Textbodyindent" style:family="paragraph">
      <style:paragraph-properties fo:text-align="justify" fo:margin-top="0.1666in" fo:margin-bottom="0.1388in" fo:line-height="150%"/>
    </style:style>
    <style:style style:name="P61" style:parent-style-name="Textbodyindent" style:family="paragraph">
      <style:paragraph-properties fo:text-align="justify" fo:margin-top="0.1666in" fo:margin-bottom="0.1388in" fo:line-height="150%"/>
    </style:style>
    <style:style style:name="P62" style:parent-style-name="Textbodyindent" style:family="paragraph">
      <style:paragraph-properties fo:text-align="justify" fo:margin-top="0.1666in" fo:margin-bottom="0.1388in" fo:line-height="150%"/>
      <style:text-properties fo:font-weight="bold" style:font-weight-asian="bold"/>
    </style:style>
    <style:style style:name="P63" style:parent-style-name="Textbodyindent" style:family="paragraph">
      <style:paragraph-properties fo:text-align="justify" fo:margin-top="0.1666in" fo:margin-bottom="0.1388in" fo:line-height="150%"/>
    </style:style>
    <style:style style:name="P64" style:parent-style-name="Textbodyindent" style:family="paragraph">
      <style:paragraph-properties fo:text-align="justify" fo:margin-top="0.1666in" fo:margin-bottom="0.1388in" fo:line-height="150%"/>
    </style:style>
    <style:style style:name="P65" style:parent-style-name="Textbodyindent" style:family="paragraph">
      <style:paragraph-properties fo:text-align="justify" fo:margin-top="0.1666in" fo:margin-bottom="0.1388in" fo:line-height="150%"/>
    </style:style>
    <style:style style:name="P66" style:parent-style-name="Textbodyindent" style:family="paragraph">
      <style:paragraph-properties fo:text-align="justify" fo:margin-top="0.1666in" fo:margin-bottom="0.1388in" fo:line-height="150%"/>
      <style:text-properties fo:font-weight="bold" style:font-weight-asian="bold"/>
    </style:style>
    <style:style style:name="P67" style:parent-style-name="Textbodyindent" style:family="paragraph">
      <style:paragraph-properties fo:text-align="justify" fo:margin-top="0.1666in" fo:margin-bottom="0.1388in" fo:line-height="150%"/>
    </style:style>
    <style:style style:name="P68" style:parent-style-name="Textbodyindent" style:family="paragraph">
      <style:paragraph-properties fo:text-align="justify" fo:margin-top="0.1666in" fo:margin-bottom="0.1388in" fo:line-height="150%"/>
    </style:style>
    <style:style style:name="P69" style:parent-style-name="Textbodyindent" style:family="paragraph">
      <style:paragraph-properties fo:text-align="justify" fo:margin-top="0.1666in" fo:margin-bottom="0.1388in" fo:line-height="150%"/>
    </style:style>
    <style:style style:name="P70" style:parent-style-name="Textbodyindent" style:family="paragraph">
      <style:paragraph-properties fo:text-align="justify" fo:margin-top="0.1666in" fo:margin-bottom="0.1388in" fo:line-height="150%"/>
      <style:text-properties fo:font-weight="bold" style:font-weight-asian="bold"/>
    </style:style>
    <style:style style:name="P71" style:parent-style-name="Textbodyindent" style:family="paragraph">
      <style:paragraph-properties fo:text-align="justify" fo:margin-top="0.1666in" fo:margin-bottom="0.1388in" fo:line-height="150%"/>
    </style:style>
    <style:style style:name="P72" style:parent-style-name="Textbodyindent" style:family="paragraph">
      <style:paragraph-properties fo:text-align="justify" fo:margin-top="0.1666in" fo:margin-bottom="0.1388in" fo:line-height="150%"/>
    </style:style>
    <style:style style:name="P73" style:parent-style-name="Textbodyindent" style:family="paragraph">
      <style:paragraph-properties fo:text-align="justify" fo:margin-top="0.1666in" fo:margin-bottom="0.1388in" fo:line-height="150%"/>
    </style:style>
    <style:style style:name="P74" style:parent-style-name="Textbodyindent" style:family="paragraph">
      <style:paragraph-properties fo:text-align="justify" fo:margin-top="0.1666in" fo:margin-bottom="0.1388in" fo:line-height="150%"/>
      <style:text-properties fo:font-weight="bold" style:font-weight-asian="bold"/>
    </style:style>
    <style:style style:name="P75" style:parent-style-name="Textbodyindent" style:family="paragraph">
      <style:paragraph-properties fo:text-align="justify" fo:margin-top="0.1666in" fo:margin-bottom="0.1388in" fo:line-height="150%"/>
    </style:style>
    <style:style style:name="P76" style:parent-style-name="Textbodyindent" style:family="paragraph">
      <style:paragraph-properties fo:text-align="justify" fo:margin-top="0.1666in" fo:margin-bottom="0.1388in" fo:line-height="150%"/>
    </style:style>
    <style:style style:name="P77" style:parent-style-name="Textbodyindent" style:family="paragraph">
      <style:paragraph-properties fo:text-align="justify" fo:margin-top="0.1666in" fo:margin-bottom="0.1388in" fo:line-height="150%"/>
    </style:style>
    <style:style style:name="P78" style:parent-style-name="Textbodyindent" style:family="paragraph">
      <style:paragraph-properties fo:text-align="justify" fo:margin-top="0.1666in" fo:margin-bottom="0.1388in" fo:line-height="150%"/>
      <style:text-properties fo:font-weight="bold" style:font-weight-asian="bold"/>
    </style:style>
    <style:style style:name="P79" style:parent-style-name="Textbodyindent" style:family="paragraph">
      <style:paragraph-properties fo:text-align="justify" fo:margin-top="0.1666in" fo:margin-bottom="0.1388in" fo:line-height="150%"/>
    </style:style>
    <style:style style:name="P80" style:parent-style-name="Textbodyindent" style:family="paragraph">
      <style:paragraph-properties fo:text-align="justify" fo:margin-top="0.1666in" fo:margin-bottom="0.1388in" fo:line-height="150%"/>
    </style:style>
    <style:style style:name="P81" style:parent-style-name="Textbodyindent" style:family="paragraph">
      <style:paragraph-properties fo:text-align="justify" fo:margin-top="0.1666in" fo:margin-bottom="0.1388in" fo:line-height="150%"/>
    </style:style>
    <style:style style:name="P82" style:parent-style-name="Textbodyindent" style:family="paragraph">
      <style:paragraph-properties fo:text-align="justify" fo:margin-top="0.1666in" fo:margin-bottom="0.1388in" fo:line-height="150%"/>
      <style:text-properties fo:font-weight="bold" style:font-weight-asian="bold"/>
    </style:style>
    <style:style style:name="P83" style:parent-style-name="Textbodyindent" style:family="paragraph">
      <style:paragraph-properties fo:text-align="justify" fo:margin-top="0.1666in" fo:margin-bottom="0.1388in" fo:line-height="150%"/>
    </style:style>
    <style:style style:name="P84" style:parent-style-name="Textbodyindent" style:family="paragraph">
      <style:paragraph-properties fo:text-align="justify" fo:margin-top="0.1666in" fo:margin-bottom="0.1388in" fo:line-height="150%"/>
    </style:style>
    <style:style style:name="P85" style:parent-style-name="Textbodyindent" style:family="paragraph">
      <style:paragraph-properties fo:text-align="justify" fo:margin-top="0.1666in" fo:margin-bottom="0.1388in" fo:line-height="150%"/>
    </style:style>
    <style:style style:name="P86" style:parent-style-name="Textbodyindent" style:family="paragraph">
      <style:paragraph-properties fo:text-align="justify" fo:margin-top="0.1666in" fo:margin-bottom="0.1388in" fo:line-height="150%"/>
      <style:text-properties fo:font-weight="bold" style:font-weight-asian="bold"/>
    </style:style>
    <style:style style:name="P87" style:parent-style-name="Textbodyindent" style:family="paragraph">
      <style:paragraph-properties fo:text-align="justify" fo:margin-top="0.1666in" fo:margin-bottom="0.1388in" fo:line-height="150%"/>
    </style:style>
    <style:style style:name="P88" style:parent-style-name="Textbodyindent" style:family="paragraph">
      <style:paragraph-properties fo:text-align="justify" fo:margin-top="0.1666in" fo:margin-bottom="0.1388in" fo:line-height="150%"/>
    </style:style>
    <style:style style:name="P89" style:parent-style-name="Textbodyindent" style:family="paragraph">
      <style:paragraph-properties fo:text-align="justify" fo:margin-top="0.1666in" fo:margin-bottom="0.1388in" fo:line-height="150%"/>
    </style:style>
    <style:style style:name="P90" style:parent-style-name="Textbodyindent" style:family="paragraph">
      <style:paragraph-properties fo:text-align="justify" fo:margin-top="0.1666in" fo:margin-bottom="0.1388in" fo:line-height="150%"/>
    </style:style>
    <style:style style:name="P91" style:parent-style-name="Textbodyindent" style:family="paragraph">
      <style:paragraph-properties fo:text-align="justify" fo:margin-top="0.1666in" fo:margin-bottom="0.1388in" fo:line-height="150%"/>
    </style:style>
    <style:style style:name="P92" style:parent-style-name="Textbodyindent" style:family="paragraph">
      <style:paragraph-properties fo:text-align="justify" fo:margin-top="0.1666in" fo:margin-bottom="0.1388in" fo:line-height="150%"/>
    </style:style>
  </office:automatic-styles>
  <office:body>
    <office:text text:use-soft-page-breaks="true">
      <text:p text:style-name="P1">Dense Passage Retrieval for Open-Domain Question Answering</text:p>
      <text:p text:style-name="P2"/>
      <text:p text:style-name="P3"><text:span text:style-name="T4">Abstract:</text:span></text:p>
      <text:p text:style-name="P5"><text:span text:style-name="T6">Open-domain question answering relies on efficient passage retrieval to select candidate contexts, where<text:s/></text:span><text:span text:style-name="T7">traditional sparse vector space models, such as TF-IDF or BM25, are the de facto method. In this work, we show that retrieval can be practically implemented using dense representations alone, where embeddings are learned from a small number of questions an</text:span><text:span text:style-name="T8">d passages by a simple dual-encoder framework. When evaluated on a wide range of open-domain QA datasets, our dense retriever outperforms a strong Lucene-BM25 system largely by 9%-19% absolute in terms of top-20 passage retrieval accuracy, and helps our en</text:span><text:span text:style-name="T9">d-to-end QA system establish new state-of-the-art on multiple open-domain QA benchmarks.</text:span></text:p>
      <text:p text:style-name="P10"><text:span text:style-name="T11">Existing System:</text:span></text:p>
      <text:p text:style-name="P12"><text:span text:style-name="T13">Open-domain question answering (QA) is a task that answers factoid questions using a large collection of documents. While early QA systems are often c</text:span><text:span text:style-name="T14">omplicated and consist of multiple components <text:s/>the advances of reading comprehension models suggest a much simplified two-stage framework: a context retriever first selects a small subset of passages where some of them contain the answer to the question, a</text:span><text:span text:style-name="T15">nd then a machine reader can thoroughly examine the retrieved contexts and identify the correct answer. Although reducing open-domain QA to machine reading is a very reasonable strategy, a huge performance degradation is often observed in practice2 , indic</text:span><text:span text:style-name="T16">ating the needs of improving retrieval. ∗Equal contribution 1The code and trained models have been released . For instance, the exact match score on SQuAD v1.1 drops from above 80% to less than 40% (Yang et al., 2019a). Retrieval in open-domain QA is usual</text:span><text:span text:style-name="T17">ly implemented using TF-IDF or BM25 (Robertson and Zaragoza, 2009), which matches keywords efficiently with an inverted index and can be seen as representing the question and context in high dimensional, sparse vectors (with weighting). Conversely, the den</text:span><text:span text:style-name="T18">se, latent semantic encoding is complementary to sparse representations by design. For example, synonyms or paraphrases that consist of completely different tokens may still be mapped to vectors close to each other.</text:span></text:p>
      <text:p text:style-name="P19"><text:span text:style-name="T20">Disadvantages:</text:span></text:p>
      <text:list text:style-name="LFO3" text:continue-numbering="true">
        <text:list-item>
          <text:p text:style-name="P21"><text:span text:style-name="T22">Time taken Process.</text:span></text:p>
        </text:list-item>
        <text:list-item>
          <text:p text:style-name="P23"><text:span text:style-name="T24">Less<text:s/></text:span><text:span text:style-name="T25">Accurate.</text:span></text:p>
        </text:list-item>
      </text:list>
      <text:p text:style-name="P26"/>
      <text:p text:style-name="P27"><text:span text:style-name="T28">Proposed System:</text:span></text:p>
      <text:p text:style-name="P29"><text:span text:style-name="T30">Almost all NLP applications were heavily utilizing TF-IDF sparse vector algorithms for text based answers but this algorithms required heavy training on large amount of corpus or dataset. To overcome from this issue author of th</text:span><text:span text:style-name="T31">is paper employing dense based word embedding technique to<text:s/></text:span><text:soft-page-break/><text:span text:style-name="T32">answer questions. This dense based word embedding can be generate for any text without requiring any further training. Converting any text into numeric vector is called as Dense embedding and autho</text:span><text:span text:style-name="T33">r utilizing BERT based algorithm to convert text into numeric dense vector. This vector will be processed through Inner DOT product to measure similarity between questions vector and to predict accurate answers. Propose algorithm required no heavy training</text:span><text:span text:style-name="T34"><text:s/>and can compete with any advance answering tool like BM2.5.In propose paper author compare Dense Passage Retrieval technique with many other algorithms. Each algorithm performance is evaluated using Accuracy and tested on many datasets.</text:span></text:p>
      <text:p text:style-name="P35"><text:span text:style-name="T36">Advantages:</text:span></text:p>
      <text:list text:style-name="LFO4" text:continue-numbering="true">
        <text:list-item>
          <text:p text:style-name="P37"><text:span text:style-name="T38">Less<text:s/></text:span><text:span text:style-name="T39">Time taken Process.</text:span></text:p>
        </text:list-item>
        <text:list-item>
          <text:p text:style-name="P40"><text:span text:style-name="T41">Highly Accurate.</text:span></text:p>
        </text:list-item>
      </text:list>
      <text:p text:style-name="P42"/>
      <text:p text:style-name="P43"><text:span text:style-name="T44">SYSTEM REQUIREMENT:</text:span></text:p>
      <text:p text:style-name="P45">HARDWARE REQUIREMENTS:</text:p>
      <text:list text:style-name="LFO5" text:continue-numbering="true">
        <text:list-item>
          <text:p text:style-name="P46">Processor<text:tab/><text:tab/><text:tab/>-<text:tab/>Intel i3(min)</text:p>
        </text:list-item>
        <text:list-item>
          <text:p text:style-name="P47">Speed<text:tab/><text:tab/><text:tab/><text:tab/>- <text:s text:c="3"/><text:tab/>1.1 GHz</text:p>
        </text:list-item>
        <text:list-item>
          <text:p text:style-name="P48">RAM<text:tab/><text:tab/><text:tab/><text:tab/>- <text:s text:c="3"/><text:tab/>4GB (min)</text:p>
        </text:list-item>
        <text:list-item>
          <text:p text:style-name="P49">Hard Disk<text:tab/><text:tab/><text:tab/>- <text:s text:c="2"/><text:tab/>500 GB</text:p>
        </text:list-item>
      </text:list>
      <text:p text:style-name="P50">SOFTWARE REQUIREMENTS:</text:p>
      <text:list text:style-name="LFO6" text:continue-numbering="true">
        <text:list-item>
          <text:p text:style-name="P51">Operating System<text:tab/><text:tab/>-<text:tab/>Windows10(min)</text:p>
        </text:list-item>
        <text:list-item>
          <text:p text:style-name="P52">Programming<text:s/>Language<text:s/><text:tab/>-<text:tab/>Python (3.7.0)</text:p>
        </text:list-item>
      </text:list>
      <text:p text:style-name="P53"><?opendocument cursor-position?>LITREATURE SURVEY</text:p>
      <text:p text:style-name="P54">Dense Passage Retrieval for Open-Domain Question Answering</text:p>
      <text:p text:style-name="P55">V. Karpukhin, B. Oguz, S. Min, L. Lewis, et al. (2020)</text:p>
      <text:p text:style-name="P56">This paper introduces a Dense Passage Retrieval (DPR) framework for open-domain question answering (QA), leveraging dual-encoder neural networks to map questions and passages into a shared dense embedding space. DPR is trained on large-scale QA datasets such as Natural Questions and TriviaQA, using positive and hard negative passages to improve retrieval<text:s/><text:soft-page-break/>precision. Unlike traditional sparse methods like BM25, DPR captures semantic similarity beyond keyword overlap, significantly improving top-k retrieval recall. Experiments demonstrate that integrating DPR with reading comprehension models enhances end-to-end QA accuracy. The study also explores scaling DPR using distributed training and approximate nearest neighbor search to handle millions of passages efficiently. Results show that dense embeddings provide robust retrieval across diverse domains, highlighting DPR’s ability to overcome lexical gaps and enabling more accurate and context-aware open-domain question answering systems.</text:p>
      <text:p text:style-name="P57"/>
      <text:p text:style-name="P58">Improving Open-Domain QA with Multi-Vector Dense Passage Retrieval</text:p>
      <text:p text:style-name="P59">S. Xiong, V. Karpukhin, A. Yih, et al. (2021)</text:p>
      <text:p text:style-name="P60">This research proposes a multi-vector dense passage retrieval model that encodes each passage into multiple dense vectors instead of a single embedding, enhancing semantic coverage for complex questions. Using the Natural Questions and WebQuestions datasets, the multi-vector DPR model improves retrieval recall and downstream QA accuracy compared to single-vector DPR. The method captures different aspects of passages, reducing information loss from compression into a single embedding. Experiments demonstrate significant gains in exact match and F1 scores for open-domain QA, particularly for questions requiring reasoning across multiple passage facets. The study suggests that multi-vector dense retrieval bridges the semantic gap between queries and documents more effectively, providing a scalable approach for high-recall retrieval in large text corpora.</text:p>
      <text:p text:style-name="P61"/>
      <text:p text:style-name="P62">Dense Passage Retrieval for Efficient Knowledge-Intensive QA</text:p>
      <text:p text:style-name="P63">P. Izacard and E. Grave (2021)</text:p>
      <text:p text:style-name="P64">This work explores the use of dense passage retrieval in knowledge-intensive open-domain QA tasks, combining DPR with pretrained transformer-based reader models. The approach encodes queries and candidate passages into dense vector spaces and retrieves top-k passages for reading comprehension. Evaluated on datasets including Natural Questions and WebQuestions, the system achieves high retrieval recall and improved answer accuracy. The study emphasizes the importance of hard negative sampling during DPR training to enhance model robustness and<text:s/><text:soft-page-break/>reduce false positives. By integrating DPR with efficient readers, the framework demonstrates that dense retrieval can scale to large corpora without sacrificing precision. The research underlines the effectiveness of dense embeddings in capturing semantic meaning for knowledge-intensive QA, surpassing traditional sparse retrieval methods.</text:p>
      <text:p text:style-name="P65"/>
      <text:p text:style-name="P66">Adapting Dense Passage Retrieval for Multi-Lingual Open-Domain QA</text:p>
      <text:p text:style-name="P67">R. Lewis, P. Kocisky, A. Raffel, et al. (2021)</text:p>
      <text:p text:style-name="P68">This paper extends DPR to multi-lingual open-domain question answering, addressing challenges posed by cross-lingual semantic matching. The authors train dual-encoder models on parallel corpora and fine-tune them with multi-lingual QA datasets to generate dense embeddings that align queries and passages across languages. Experiments show that multi-lingual DPR improves retrieval accuracy for non-English queries while maintaining efficiency. The study also integrates approximate nearest neighbor search to enable scalable retrieval over millions of passages. Results demonstrate that dense embedding-based retrieval outperforms traditional translation-based sparse retrieval approaches, offering a robust method for open-domain QA in multi-lingual settings without requiring full document translation.</text:p>
      <text:p text:style-name="P69"/>
      <text:p text:style-name="P70">Knowledge-Enhanced Dense Passage Retrieval for Open-Domain QA</text:p>
      <text:p text:style-name="P71">Z. Guu, J. Lee, H. Tung, et al. (2022)</text:p>
      <text:p text:style-name="P72">This research incorporates external knowledge into dense passage retrieval models to improve open-domain QA performance. By augmenting passage embeddings with entity and knowledge graph information, the DPR model captures structured knowledge alongside textual semantics. The approach is evaluated on Natural Questions and TriviaQA datasets, showing improvements in top-k retrieval recall and downstream answer accuracy. The study highlights that knowledge-aware dense embeddings allow the retrieval system to better handle rare or complex entities and relationships, reducing the likelihood of missing relevant passages. The method demonstrates that integrating structured knowledge into dense retrieval models enhances both the precision and interpretability of open-domain QA systems.</text:p>
      <text:p text:style-name="P73"/>
      <text:soft-page-break/>
      <text:p text:style-name="P74">Scaling Dense Passage Retrieval for Large-Scale QA</text:p>
      <text:p text:style-name="P75">V. Karpukhin, B. Oguz, S. Min, et al. (2021)</text:p>
      <text:p text:style-name="P76">This study investigates techniques for scaling DPR to handle large-scale corpora with millions of passages. The authors leverage approximate nearest neighbor (ANN) search algorithms like FAISS to reduce retrieval latency while preserving accuracy. Training strategies include hard negative mining and contrastive learning to improve dense embedding quality. Experiments on open-domain QA datasets show that large-scale DPR systems maintain high recall and answer accuracy while enabling efficient real-time retrieval. The research demonstrates that dense passage retrieval can be practically deployed for enterprise-scale QA systems, bridging the gap between academic benchmarks and production environments.</text:p>
      <text:p text:style-name="P77"/>
      <text:p text:style-name="P78">Dense Passage Retrieval with Contextual Query Expansion</text:p>
      <text:p text:style-name="P79">S. Xiong, V. Karpukhin, et al. (2022)</text:p>
      <text:p text:style-name="P80">This work introduces a contextual query expansion technique for DPR, enhancing retrieval effectiveness by dynamically generating additional query vectors from semantic contexts. By using transformer-based encoders, the model produces expanded embeddings that improve matching with semantically relevant passages, particularly for ambiguous or under-specified questions. Evaluation on Natural Questions shows a substantial increase in retrieval recall and end-to-end QA performance. The study demonstrates that combining dense passage retrieval with contextual expansion reduces the semantic gap between queries and documents, enabling more accurate retrieval in open-domain settings without significant computational overhead.</text:p>
      <text:p text:style-name="P81"/>
      <text:p text:style-name="P82">Hybrid Sparse-Dense Retrieval for Open-Domain QA</text:p>
      <text:p text:style-name="P83">P. Izacard, E. Grave, et al. (2022)</text:p>
      <text:p text:style-name="P84">This research proposes a hybrid retrieval system combining DPR with traditional sparse methods like BM25 to leverage both semantic and lexical matching strengths. The hybrid system retrieves candidates using BM25 and re-ranks them with dense embeddings, improving precision and recall in open-domain QA. Experiments show that hybrid sparse-dense retrieval outperforms either approach alone across multiple QA benchmarks. The study highlights that<text:s/><text:soft-page-break/>dense embeddings capture semantic relevance, while sparse retrieval maintains robustness for exact term matches, providing a complementary strategy that enhances the effectiveness of large-scale QA pipelines.</text:p>
      <text:p text:style-name="P85"/>
      <text:p text:style-name="P86">Dense Passage Retrieval for Multi-Hop Question Answering</text:p>
      <text:p text:style-name="P87">J. Guu, P. Lewis, et al. (2021)</text:p>
      <text:p text:style-name="P88">This paper extends DPR to multi-hop open-domain QA, where answers require reasoning across multiple passages. The authors propose a chained retrieval approach, using dense embeddings to iteratively fetch supporting passages while maintaining contextual coherence. Experiments on HotpotQA and Natural Questions datasets show improved answer accuracy for multi-hop questions. The method effectively captures inter-passage dependencies, demonstrating that dense embeddings can support not only single-passage retrieval but also complex reasoning across distributed information sources. The research contributes to advancing DPR techniques for multi-step question answering in open-domain settings.</text:p>
      <text:p text:style-name="P89"/>
      <text:p text:style-name="P90">Explainable Dense Passage Retrieval for QA Systems</text:p>
      <text:p text:style-name="P91">R. Fang, L. Li, et al. (2022)</text:p>
      <text:p text:style-name="P92">This study presents an explainable DPR framework, integrating attention mechanisms and feature attribution to highlight which passage segments contributed most to retrieval relevance. Evaluated on open-domain QA datasets, the approach improves user trust and interpretability without sacrificing retrieval performance. By providing insights into dense embedding matching, the method allows system designers and users to understand why certain passages are retrieved, bridging the gap between deep semantic embeddings and transparent QA systems. The study emphasizes that explainability in dense passage retrieval is critical for practical deployment in educational, enterprise, and research applica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3333in" fo:line-height="115%"/>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Textbodyindent" style:display-name="Text body indent" style:family="paragraph" style:parent-style-name="Standard">
      <style:paragraph-properties fo:margin-bottom="0.0833in" fo:margin-left="0.25in">
        <style:tab-stops/>
      </style:paragraph-properties>
      <style:text-properties style:font-name="Times New Roman" style:font-name-asian="Calibri" style:font-name-complex="Times New Roman" fo:hyphenate="false"/>
    </style:style>
    <style:style style:name="ListLabel10" style:display-name="ListLabel 10" style:family="text">
      <style:text-properties style:font-name-complex="Symbol"/>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ListLabel13" style:display-name="ListLabel 13" style:family="text">
      <style:text-properties style:font-name-complex="Symbol"/>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style:style>
    <style:style style:name="BodyTextIndentChar" style:display-name="Body Text Indent Char" style:family="text" style:parent-style-name="DefaultParagraphFont">
      <style:text-properties style:font-name="Times New Roman" style:font-name-asian="Calibri" style:font-name-complex="Times New Roman"/>
    </style:style>
    <style:style style:name="BodyTextIndent" style:display-name="Body Text Indent" style:family="paragraph" style:parent-style-name="Normal">
      <style:paragraph-properties style:vertical-align="auto" fo:margin-bottom="0.0833in" fo:margin-left="0.25in">
        <style:tab-stops/>
      </style:paragraph-properties>
      <style:text-properties style:font-name="Times New Roman" style:font-name-asian="Calibri" style:font-name-complex="Times New Roman" fo:hyphenate="false"/>
    </style:style>
    <style:style style:name="BodyTextIndentChar1" style:display-name="Body Text Indent Char1" style:family="text" style:parent-style-name="DefaultParagraphFont"/>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Num2" style:display-name="WWNum2">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min</meta:initial-creator>
    <dc:creator>admin</dc:creator>
    <meta:creation-date>2024-05-16T10:54:00Z</meta:creation-date>
    <dc:date>2025-10-08T04:55:00Z</dc:date>
    <meta:template xlink:href="Normal" xlink:type="simple"/>
    <meta:editing-cycles>2</meta:editing-cycles>
    <meta:editing-duration>PT1800S</meta:editing-duration>
    <meta:document-statistic meta:page-count="6" meta:paragraph-count="24" meta:word-count="1845" meta:character-count="12341" meta:row-count="87" meta:non-whitespace-character-count="10520"/>
  </office:meta>
</office:document-meta>
</file>